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3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4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5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6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7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8" style:family="graphic" style:parent-style-name="objectwithoutfill">
      <style:graphic-properties svg:stroke-color="#000000" draw:fill="solid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29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11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eeeeee" draw:textarea-horizontal-align="justify" draw:textarea-vertical-align="top" draw:auto-grow-height="false" fo:min-height="8.927cm" fo:min-width="12.547cm"/>
      <style:paragraph-properties style:writing-mode="lr-tb"/>
    </style:style>
    <style:style style:name="gr13" style:family="graphic" style:parent-style-name="standard">
      <style:graphic-properties svg:stroke-color="#000000" draw:fill-color="#e8e8e8" draw:textarea-horizontal-align="justify" draw:textarea-vertical-align="middle" draw:auto-grow-height="false" fo:min-height="1.89cm" fo:min-width="0.318cm"/>
    </style:style>
    <style:style style:name="gr14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2.148cm" fo:min-width="8.732cm" fo:padding-top="0.009cm" fo:padding-bottom="0.009cm" fo:padding-left="0.009cm" fo:padding-right="0.009cm"/>
      <style:paragraph-properties style:writing-mode="lr-tb"/>
    </style:style>
    <style:style style:name="gr15" style:family="graphic" style:parent-style-name="standard">
      <style:graphic-properties draw:stroke="none" draw:fill="none" draw:fill-color="#ffffff" fo:min-height="0.319cm"/>
      <style:paragraph-properties style:writing-mode="lr-tb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4.309cm" fo:min-width="8.732cm" fo:padding-top="0.009cm" fo:padding-bottom="0.009cm" fo:padding-left="0.009cm" fo:padding-right="0.00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 style:writing-mode="lr-tb"/>
      <style:text-properties style:font-name="Liberation Sans1" fo:font-size="4pt" fo:background-color="transparent"/>
    </style:style>
    <style:style style:name="P4" style:family="paragraph">
      <loext:graphic-properties draw:fill-color="#d0d0d0"/>
      <style:paragraph-properties fo:text-align="center" style:writing-mode="lr-tb"/>
      <style:text-properties style:font-name="Liberation Sans1" fo:font-size="4pt" fo:background-color="transparent"/>
    </style:style>
    <style:style style:name="P5" style:family="paragraph">
      <loext:graphic-properties draw:fill-color="#b2b2b2"/>
      <style:paragraph-properties fo:text-align="center" style:writing-mode="lr-tb"/>
      <style:text-properties style:font-name="Liberation Sans1" fo:font-size="4pt" fo:background-color="transparent"/>
    </style:style>
    <style:style style:name="P6" style:family="paragraph">
      <loext:graphic-properties draw:fill-color="#999999"/>
      <style:paragraph-properties fo:text-align="center" style:writing-mode="lr-tb"/>
      <style:text-properties style:font-name="Liberation Sans1" fo:font-size="4pt" fo:background-color="transparent"/>
    </style:style>
    <style:style style:name="P7" style:family="paragraph">
      <loext:graphic-properties draw:fill="solid"/>
      <style:paragraph-properties fo:text-align="center"/>
      <style:text-properties style:font-name="Liberation Sans1" fo:font-size="4pt" fo:background-color="transparen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style:font-name="Liberation Sans1" fo:font-size="6pt" fo:background-color="transparent" style:font-size-asian="6pt" style:font-size-complex="6pt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ans1" fo:font-size="6pt" fo:background-color="transparent" style:font-size-asian="6pt" style:font-size-complex="6pt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ans1" fo:background-color="transparent"/>
    </style:style>
    <style:style style:name="P12" style:family="paragraph">
      <style:paragraph-properties fo:text-align="center" style:writing-mode="lr-tb"/>
      <style:text-properties style:font-name="Liberation Sans1" fo:font-size="12pt" fo:text-shadow="1pt 1pt" fo:font-weight="bold" fo:background-color="transparent" style:font-size-asian="12pt" style:font-weight-asian="bold" style:font-size-complex="12pt" style:font-weight-complex="bold"/>
    </style:style>
    <style:style style:name="P13" style:family="paragraph">
      <loext:graphic-properties draw:fill="solid" draw:fill-color="#eeeeee"/>
      <style:paragraph-properties fo:text-align="center" style:writing-mode="lr-tb"/>
      <style:text-properties style:font-name="Liberation Sans1" fo:font-size="12pt" fo:text-shadow="1pt 1pt" fo:font-weight="bold" fo:background-color="transparent" style:font-size-asian="12pt" style:font-weight-asian="bold" style:font-size-complex="12pt" style:font-weight-complex="bold"/>
    </style:style>
    <style:style style:name="P14" style:family="paragraph">
      <loext:graphic-properties draw:fill-color="#e8e8e8"/>
      <style:paragraph-properties fo:text-align="center"/>
    </style:style>
    <style:style style:name="P15" style:family="paragraph">
      <style:paragraph-properties fo:text-align="center" style:writing-mode="lr-tb"/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P16" style:family="paragraph">
      <style:paragraph-properties fo:margin-top="0cm" fo:margin-bottom="0cm" fo:text-align="center" style:writing-mode="lr-tb"/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P17" style:family="paragraph">
      <loext:graphic-properties draw:fill="solid" draw:fill-color="#b2b2b2" draw:opacity="100%"/>
      <style:paragraph-properties fo:text-align="center" style:writing-mode="lr-tb"/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ans1" fo:font-weight="bold" fo:background-color="transparent" style:font-weight-asian="bold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weight="bold" fo:background-color="transparent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ans1" fo:font-size="4pt" fo:background-color="transparent"/>
    </style:style>
    <style:style style:name="T3" style:family="text">
      <style:text-properties style:font-name="Liberation Sans1" fo:font-size="6pt" fo:background-color="transparent" style:font-size-asian="6pt" style:font-size-complex="6pt"/>
    </style:style>
    <style:style style:name="T4" style:family="text">
      <style:text-properties style:font-name="Liberation Sans1" fo:font-size="8pt" fo:background-color="transparent"/>
    </style:style>
    <style:style style:name="T5" style:family="text">
      <style:text-properties style:font-name="Liberation Sans1" fo:font-size="12pt" fo:text-shadow="1pt 1pt" fo:font-weight="bold" fo:background-color="transparent" style:font-size-asian="12pt" style:font-weight-asian="bold" style:font-size-complex="12pt" style:font-weight-complex="bold"/>
    </style:style>
    <style:style style:name="T6" style:family="text"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T7" style:family="text">
      <style:text-properties fo:color="#ff0000" style:font-name="Liberation Sans1" fo:font-size="10pt" fo:text-shadow="none" style:text-underline-style="none" fo:font-weight="bold" fo:background-color="transparent" style:font-size-asian="10pt" style:font-weight-asian="bold" style:font-size-complex="10pt" style:font-weight-complex="bold"/>
    </style:style>
    <style:style style:name="T8" style:family="text">
      <style:text-properties style:font-name="Liberation Sans1" fo:font-size="8pt" fo:font-weight="bold" fo:background-color="transparent" style:font-weight-asian="bold" style:font-weight-complex="bold"/>
    </style:style>
    <style:style style:name="T9" style:family="text">
      <style:text-properties style:font-name="Liberation Sans1" fo:font-size="8pt" fo:font-weight="bold" fo:background-color="transparent"/>
    </style:style>
    <style:style style:name="T10" style:family="text">
      <style:text-properties style:font-name="Liberation Sans1" fo:font-size="8pt" fo:text-shadow="1pt 1pt" fo:font-weight="bold" fo:background-color="transparent" style:font-size-asian="6pt" style:font-weight-asian="bold" style:font-size-complex="6pt" style:font-weight-complex="bold"/>
    </style:style>
    <style:style style:name="T11" style:family="text">
      <style:text-properties fo:color="#b2b2b2" style:font-name="Liberation Sans1" fo:font-size="10pt" fo:text-shadow="none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1.336cm" svg:height="0.887cm" svg:x="0cm" svg:y="0.002cm">
          <draw:text-box>
            <text:p text:style-name="P1"><text:span text:style-name="T1">Flo</text:span><text:span text:style-name="T1">atin</text:span><text:span text:style-name="T1">g-</text:span><text:span text:style-name="T1">Poi</text:span><text:span text:style-name="T1">nt </text:span><text:span text:style-name="T1">Mul</text:span><text:span text:style-name="T1">tipl</text:span><text:span text:style-name="T1">y-</text:span><text:span text:style-name="T1">Acc</text:span><text:span text:style-name="T1">um</text:span><text:span text:style-name="T1">ulat</text:span><text:span text:style-name="T1">e </text:span><text:span text:style-name="T1">Uni</text:span><text:span text:style-name="T1">t: </text:span><text:span text:style-name="T1">Ass</text:span><text:span text:style-name="T1">ess</text:span><text:span text:style-name="T1">ing </text:span><text:span text:style-name="T1">No</text:span><text:span text:style-name="T1">n-</text:span><text:span text:style-name="T1">Opt</text:span><text:span text:style-name="T1">imi</text:span><text:span text:style-name="T1">zed </text:span><text:span text:style-name="T1">Op</text:span><text:span text:style-name="T1">erat</text:span><text:span text:style-name="T1">ion</text:span><text:span text:style-name="T1">s</text:span></text:p>
          </draw:text-box>
        </draw:frame>
        <draw:g>
          <draw:custom-shape draw:style-name="gr2" draw:text-style-name="P4" draw:layer="layout" svg:width="0.155cm" svg:height="0.381cm" svg:x="7.021cm" svg:y="2.594cm">
            <text:p text:style-name="P3"><text:span text:style-name="T2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154cm" svg:height="0.381cm" svg:x="7.176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7.33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7.485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154cm" svg:height="0.381cm" svg:x="7.64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7.795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7.95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8.105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8.26cm" svg:y="2.594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8.415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8.569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8.724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8.879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9.034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9.189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9.344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9.498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9.651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9.806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156cm" svg:height="0.381cm" svg:x="9.96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0.116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0.271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0.425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0.58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156cm" svg:height="0.381cm" svg:x="10.734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0.889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1.044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1.199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156cm" svg:height="0.381cm" svg:x="11.353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1.509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1.664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1.818cm" svg:y="2.594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" draw:text-style-name="P7" draw:layer="layout" svg:x1="7.176cm" svg:y1="2.416cm" svg:x2="7.176cm" svg:y2="2.593cm">
          <text:p/>
        </draw:line>
        <draw:line draw:style-name="gr8" draw:text-style-name="P7" draw:layer="layout" svg:x1="8.416cm" svg:y1="2.417cm" svg:x2="8.416cm" svg:y2="2.594cm">
          <text:p/>
        </draw:line>
        <draw:line draw:style-name="gr8" draw:text-style-name="P7" draw:layer="layout" svg:x1="11.972cm" svg:y1="2.416cm" svg:x2="11.972cm" svg:y2="2.593cm">
          <text:p/>
        </draw:line>
        <draw:line draw:style-name="gr8" draw:text-style-name="P7" draw:layer="layout" svg:x1="7.174cm" svg:y1="2.416cm" svg:x2="11.972cm" svg:y2="2.416cm">
          <text:p/>
        </draw:line>
        <draw:frame draw:style-name="gr9" draw:text-style-name="P9" draw:layer="layout" svg:width="0.477cm" svg:height="0.627cm" svg:x="7.859cm" svg:y="2.135cm">
          <draw:text-box>
            <text:p text:style-name="P8"><text:span text:style-name="T3">8-bit</text:span></text:p>
          </draw:text-box>
        </draw:frame>
        <draw:frame draw:style-name="gr9" draw:text-style-name="P10" draw:layer="layout" svg:width="0.684cm" svg:height="0.627cm" svg:x="8.569cm" svg:y="2.136cm">
          <draw:text-box>
            <text:p><text:span text:style-name="T3">23-bit</text:span></text:p>
          </draw:text-box>
        </draw:frame>
        <draw:frame draw:style-name="gr10" draw:text-style-name="P10" draw:layer="layout" svg:width="2.667cm" svg:height="0.627cm" svg:x="6.884cm" svg:y="1.77cm">
          <draw:text-box>
            <text:p><text:span text:style-name="T3">Sign <text:s text:c="3"/>Exponent <text:s text:c="3"/>Mantissa</text:span></text:p>
          </draw:text-box>
        </draw:frame>
        <draw:line draw:style-name="gr8" draw:text-style-name="P7" draw:layer="layout" svg:x1="7.1cm" svg:y1="2.089cm" svg:x2="7.1cm" svg:y2="2.594cm">
          <text:p/>
        </draw:line>
        <draw:frame draw:style-name="gr11" draw:text-style-name="P11" draw:layer="layout" svg:width="5.08cm" svg:height="0.627cm" svg:x="6.884cm" svg:y="1.334cm">
          <draw:text-box>
            <text:p><text:span text:style-name="T4">IEEE 754 single-precision floating-point</text:span></text:p>
          </draw:text-box>
        </draw:frame>
        <draw:g>
          <draw:custom-shape draw:style-name="gr2" draw:text-style-name="P4" draw:layer="layout" svg:width="0.155cm" svg:height="0.381cm" svg:x="13.644cm" svg:y="2.595cm">
            <text:p text:style-name="P3"><text:span text:style-name="T2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154cm" svg:height="0.381cm" svg:x="13.799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13.953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14.108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154cm" svg:height="0.381cm" svg:x="14.263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14.418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14.573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14.728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0.155cm" svg:height="0.381cm" svg:x="14.883cm" svg:y="2.595cm">
            <text:p text:style-name="P3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5.038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5.192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5.347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5.502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5.657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5.812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5.967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6.121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6.274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6.429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156cm" svg:height="0.381cm" svg:x="16.583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6.739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6.894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7.048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7.203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156cm" svg:height="0.381cm" svg:x="17.357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7.512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7.667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7.822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156cm" svg:height="0.381cm" svg:x="17.976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8.132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4cm" svg:height="0.381cm" svg:x="18.287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155cm" svg:height="0.381cm" svg:x="18.441cm" svg:y="2.595cm">
            <text:p text:style-name="P3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" draw:text-style-name="P7" draw:layer="layout" svg:x1="13.799cm" svg:y1="2.417cm" svg:x2="13.799cm" svg:y2="2.594cm">
          <text:p/>
        </draw:line>
        <draw:line draw:style-name="gr8" draw:text-style-name="P7" draw:layer="layout" svg:x1="15.039cm" svg:y1="2.418cm" svg:x2="15.039cm" svg:y2="2.595cm">
          <text:p/>
        </draw:line>
        <draw:line draw:style-name="gr8" draw:text-style-name="P7" draw:layer="layout" svg:x1="18.595cm" svg:y1="2.417cm" svg:x2="18.595cm" svg:y2="2.594cm">
          <text:p/>
        </draw:line>
        <draw:line draw:style-name="gr8" draw:text-style-name="P7" draw:layer="layout" svg:x1="13.797cm" svg:y1="2.417cm" svg:x2="18.595cm" svg:y2="2.417cm">
          <text:p/>
        </draw:line>
        <draw:frame draw:style-name="gr9" draw:text-style-name="P9" draw:layer="layout" svg:width="0.477cm" svg:height="0.627cm" svg:x="14.482cm" svg:y="2.136cm">
          <draw:text-box>
            <text:p text:style-name="P8"><text:span text:style-name="T3">8-bit</text:span></text:p>
          </draw:text-box>
        </draw:frame>
        <draw:frame draw:style-name="gr9" draw:text-style-name="P10" draw:layer="layout" svg:width="0.684cm" svg:height="0.627cm" svg:x="15.192cm" svg:y="2.137cm">
          <draw:text-box>
            <text:p><text:span text:style-name="T3">23-bit</text:span></text:p>
          </draw:text-box>
        </draw:frame>
        <draw:frame draw:style-name="gr10" draw:text-style-name="P10" draw:layer="layout" svg:width="2.667cm" svg:height="0.627cm" svg:x="13.507cm" svg:y="1.771cm">
          <draw:text-box>
            <text:p><text:span text:style-name="T3">Sign <text:s text:c="3"/>Exponent <text:s text:c="3"/>Mantissa</text:span></text:p>
          </draw:text-box>
        </draw:frame>
        <draw:line draw:style-name="gr8" draw:text-style-name="P7" draw:layer="layout" svg:x1="13.723cm" svg:y1="2.09cm" svg:x2="13.723cm" svg:y2="2.595cm">
          <text:p/>
        </draw:line>
        <draw:custom-shape draw:style-name="gr12" draw:text-style-name="P13" draw:layer="layout" svg:width="12.547cm" svg:height="8.927cm" svg:x="6.503cm" svg:y="4.156cm">
          <text:p text:style-name="P12"><text:span text:style-name="T5">M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0.635cm" svg:height="2.159cm" svg:x="9.18cm" svg:y="3.1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7" draw:layer="layout" svg:width="8.75cm" svg:height="2.166cm" svg:x="8.395cm" svg:y="5.363cm">
          <text:p text:style-name="P15"><text:span text:style-name="T6">Multipl</text:span><text:span text:style-name="T6">ier</text:span></text:p>
          <text:p text:style-name="P15"><text:span text:style-name="T6">Xilinx </text:span><text:span text:style-name="T6">LogiC</text:span><text:span text:style-name="T6">ORE IP</text:span></text:p>
          <text:p text:style-name="P15"><text:span text:style-name="T6"/></text:p>
          <text:p text:style-name="P16"><text:span text:style-name="T7">Increa</text:span><text:span text:style-name="T7">se </text:span><text:span text:style-name="T7">area </text:span><text:span text:style-name="T7">with </text:span><text:span text:style-name="T7">manti</text:span><text:span text:style-name="T7">ssa </text:span><text:span text:style-name="T7">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0.635cm" svg:height="2.159cm" svg:x="15.803cm" svg:y="3.1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8" draw:layer="layout" svg:width="0.635cm" svg:height="0.319cm" svg:x="7.058cm" svg:y="6.469cm">
          <draw:text-box>
            <text:p><text:span text:style-name="T8">4 clk</text:span></text:p>
          </draw:text-box>
        </draw:frame>
        <draw:frame draw:style-name="gr15" draw:text-style-name="P19" draw:layer="layout" svg:width="0.635cm" svg:height="0.319cm" svg:x="7.059cm" svg:y="9.745cm">
          <draw:text-box>
            <text:p><text:span text:style-name="T9">8 clk</text:span></text:p>
          </draw:text-box>
        </draw:frame>
        <draw:frame draw:style-name="gr15" draw:text-style-name="P11" draw:layer="layout" svg:width="1.027cm" svg:height="0.319cm" svg:x="8.206cm" svg:y="3.734cm">
          <draw:text-box>
            <text:p><text:span text:style-name="T4">Feature</text:span></text:p>
          </draw:text-box>
        </draw:frame>
        <draw:frame draw:style-name="gr15" draw:text-style-name="P11" draw:layer="layout" svg:width="0.96cm" svg:height="0.319cm" svg:x="14.928cm" svg:y="3.717cm">
          <draw:text-box>
            <text:p><text:span text:style-name="T4">Weight</text:span></text:p>
          </draw:text-box>
        </draw:frame>
        <draw:line draw:style-name="gr16" draw:text-style-name="P20" draw:layer="layout" svg:x1="8.028cm" svg:y1="5.36cm" svg:x2="8.028cm" svg:y2="11.892cm">
          <text:p/>
        </draw:line>
        <draw:custom-shape draw:style-name="gr17" draw:text-style-name="P17" draw:layer="layout" svg:width="8.75cm" svg:height="4.327cm" svg:x="8.395cm" svg:y="7.563cm">
          <text:p text:style-name="P15"><text:span text:style-name="T10">Accumulator</text:span></text:p>
          <text:p text:style-name="P15"><text:span text:style-name="T6">Xilinx LogiCORE IP</text:span></text:p>
          <text:p text:style-name="P15"><text:span text:style-name="T6"/></text:p>
          <text:p text:style-name="P16"><text:span text:style-name="T11">Increase latency with mantissa alig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20" draw:layer="layout" svg:x1="7.763cm" svg:y1="7.547cm" svg:x2="8.271cm" svg:y2="7.547cm">
          <text:p/>
        </draw:line>
        <draw:line draw:style-name="gr16" draw:text-style-name="P20" draw:layer="layout" svg:x1="7.763cm" svg:y1="5.359cm" svg:x2="8.271cm" svg:y2="5.359cm">
          <text:p/>
        </draw:line>
        <draw:line draw:style-name="gr16" draw:text-style-name="P20" draw:layer="layout" svg:x1="7.763cm" svg:y1="11.891cm" svg:x2="8.271cm" svg:y2="11.89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336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16:47:17.250569160</dc:date>
    <meta:editing-duration>PT5H59M27S</meta:editing-duration>
    <meta:editing-cycles>74</meta:editing-cycles>
    <meta:document-statistic meta:object-count="97"/>
  </office:meta>
</office:document-meta>
</file>